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917in" fo:margin-left="0in" fo:margin-top="0in" fo:margin-bottom="0in" table:align="left" style:writing-mode="lr-tb"/>
    </style:style>
    <style:style style:name="Table1.A" style:family="table-column">
      <style:table-column-properties style:column-width="7.2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text-properties fo:color="#000000" style:font-name="Times New Roman" style:font-name-asian="Times New Roman1" style:font-name-complex="Times New Roman1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top="0.1043in" fo:margin-bottom="0in" loext:contextual-spacing="false" fo:line-height="100%" fo:padding="0in" fo:border-left="none" fo:border-right="none" fo:border-top="none" fo:border-bottom="1.5pt solid #443344"/>
    </style:style>
    <style:style style:name="T1" style:family="text">
      <style:text-properties fo:color="#44554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2" style:family="text">
      <style:text-properties fo:color="#445544" style:font-name="Times New Roman" style:font-name-asian="Times New Roman1" style:font-name-complex="Times New Roman1"/>
    </style:style>
    <style:style style:name="T3" style:family="text">
      <style:text-properties fo:color="#445544" style:font-name="Arial" fo:font-size="13pt" fo:font-weight="bold" style:font-name-asian="Arial1" style:font-size-asian="13pt" style:font-weight-asian="bold" style:font-name-complex="Arial1" style:font-size-complex="13pt"/>
    </style:style>
    <style:style style:name="T4" style:family="text">
      <style:text-properties fo:color="#000000" style:font-name="Georgia" fo:font-size="11pt" style:font-name-asian="Georgia1" style:font-size-asian="11pt" style:font-name-complex="Georgia1" style:font-size-complex="11pt"/>
    </style:style>
    <style:style style:name="T5" style:family="text">
      <style:text-properties fo:color="#000000" style:font-name="Times New Roman" style:font-name-asian="Times New Roman1" style:font-name-complex="Times New Roman1"/>
    </style:style>
    <style:style style:name="T6" style:family="text">
      <style:text-properties fo:color="#000000" style:text-position="super 58%" style:font-name="Georgia" fo:font-size="7.5pt" style:font-name-asian="Georgia1" style:font-size-asian="7.5pt" style:font-name-complex="Georgia1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bookmark text:name="_heading=h.gjdgxs"/><text:span text:style-name="T1">Funzioni: Esercizi con passaggio parametri</text:span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1.htm" text:style-name="ListLabel_20_1" text:visited-style-name="ListLabel_20_1"><text:span text:style-name="T3">Esercizio no.1 </text:span></text:a><text:a xlink:type="simple" xlink:href="http://www.edutecnica.it/informatica/funzionix/1.htm" text:style-name="ListLabel_20_2" text:visited-style-name="ListLabel_20_2"><text:span text:style-name="T2"><text:line-break/></text:span></text:a><text:a xlink:type="simple" xlink:href="http://www.edutecnica.it/informatica/funzionix/1.htm" text:style-name="ListLabel_20_3" text:visited-style-name="ListLabel_20_3"><text:span text:style-name="T4">Scrivere un programma che dato in input il raggio di un cerchio ne stampi l'area utilizzando una funzione che riceve il raggio dal programma principale attraverso un passaggio per valore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2.htm" text:style-name="ListLabel_20_1" text:visited-style-name="ListLabel_20_1"><text:span text:style-name="T3">Esercizio no.2</text:span></text:a><text:a xlink:type="simple" xlink:href="http://www.edutecnica.it/informatica/funzionix/2.htm" text:style-name="ListLabel_20_2" text:visited-style-name="ListLabel_20_2"><text:span text:style-name="T2"><text:line-break/></text:span></text:a><text:a xlink:type="simple" xlink:href="http://www.edutecnica.it/informatica/funzionix/2.htm" text:style-name="ListLabel_20_3" text:visited-style-name="ListLabel_20_3"><text:span text:style-name="T4">Scrivere un programma che dato in input il raggio di un cerchio ne stampi l'area utilizzando una funzione che restituisce il valore dell'area attraverso un passaggio di parametri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3.htm" text:style-name="ListLabel_20_1" text:visited-style-name="ListLabel_20_1"><text:span text:style-name="T3">Esercizio no.3 </text:span></text:a><text:a xlink:type="simple" xlink:href="http://www.edutecnica.it/informatica/funzionix/3.htm" text:style-name="ListLabel_20_2" text:visited-style-name="ListLabel_20_2"><text:span text:style-name="T2"><text:line-break/></text:span></text:a><text:a xlink:type="simple" xlink:href="http://www.edutecnica.it/informatica/funzionix/3.htm" text:style-name="ListLabel_20_3" text:visited-style-name="ListLabel_20_3"><text:span text:style-name="T4">Scrivere un programma che dato in input base altezza di un triangolo rettangolo passi tali valori ad una funzione attraverso la quale si possano stabilire ipotenusa, area e perimetro del triangolo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4.htm" text:style-name="ListLabel_20_1" text:visited-style-name="ListLabel_20_1"><text:span text:style-name="T3">Esercizio no.4</text:span></text:a><text:a xlink:type="simple" xlink:href="http://www.edutecnica.it/informatica/funzionix/4.htm" text:style-name="ListLabel_20_2" text:visited-style-name="ListLabel_20_2"><text:span text:style-name="T2"><text:line-break/></text:span></text:a><text:a xlink:type="simple" xlink:href="http://www.edutecnica.it/informatica/funzionix/4.htm" text:style-name="ListLabel_20_3" text:visited-style-name="ListLabel_20_3"><text:span text:style-name="T4">Scrivere un programma che ricevuti in ingresso i tre parametri a, b e c di un trinomio di secondo grado del tipo: ax</text:span></text:a><text:a xlink:type="simple" xlink:href="http://www.edutecnica.it/informatica/funzionix/4.htm" text:style-name="ListLabel_20_4" text:visited-style-name="ListLabel_20_4"><text:span text:style-name="T6">2</text:span></text:a><text:a xlink:type="simple" xlink:href="http://www.edutecnica.it/informatica/funzionix/4.htm" text:style-name="ListLabel_20_3" text:visited-style-name="ListLabel_20_3"><text:span text:style-name="T4">+bx+c=0 Utilizzi una funzione per il calcolo delle soluzioni del trinomio dato passando alla funzione i tre parametri a, b e c per valore.</text:span></text:a><text:span text:style-name="T5"> </text:span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5.htm" text:style-name="ListLabel_20_1" text:visited-style-name="ListLabel_20_1"><text:span text:style-name="T3">Esercizio no.5</text:span></text:a><text:a xlink:type="simple" xlink:href="http://www.edutecnica.it/informatica/funzionix/5.htm" text:style-name="ListLabel_20_2" text:visited-style-name="ListLabel_20_2"><text:span text:style-name="T2"><text:line-break/></text:span></text:a><text:a xlink:type="simple" xlink:href="http://www.edutecnica.it/informatica/funzionix/5.htm" text:style-name="ListLabel_20_3" text:visited-style-name="ListLabel_20_3"><text:span text:style-name="T4">Progettare per una società immobiliare una struttura di dati che descriva in modo adeguato le caratteristiche di un generico appartamento di abitazione civile. <text:line-break/>Creare un vettore di dimensione n di tale struttura. <text:line-break/>Scrivere una procedura di ricerca (diagramma di flusso + codice) in questo vettore per individuare tutti gli appartamenti che hanno certe caratteristiche richieste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6.htm" text:style-name="ListLabel_20_1" text:visited-style-name="ListLabel_20_1"><text:span text:style-name="T3">Esercizio no.6</text:span></text:a><text:a xlink:type="simple" xlink:href="http://www.edutecnica.it/informatica/funzionix/6.htm" text:style-name="ListLabel_20_2" text:visited-style-name="ListLabel_20_2"><text:span text:style-name="T2"><text:line-break/></text:span></text:a><text:a xlink:type="simple" xlink:href="http://www.edutecnica.it/informatica/funzionix/6.htm" text:style-name="ListLabel_20_3" text:visited-style-name="ListLabel_20_3"><text:span text:style-name="T4">Dato un vettore T[n], già contenente le n=10 temperature giornaliere di una città scrivi un programma che contenga una procedura che riceve il vettore T[n] e restituisce la temperatura media, la massima e la minima nel corso dei 10 giorni. <text:line-break/>Il programma deve anche contenere una procedura che restituisce il numero totale dei giorni in cui la temperatura è risultata compresa fra 15° e 25°C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7.htm" text:style-name="ListLabel_20_1" text:visited-style-name="ListLabel_20_1"><text:span text:style-name="T3">Esercizio no.7 </text:span></text:a><text:a xlink:type="simple" xlink:href="http://www.edutecnica.it/informatica/funzionix/7.htm" text:style-name="ListLabel_20_2" text:visited-style-name="ListLabel_20_2"><text:span text:style-name="T2"><text:line-break/></text:span></text:a><text:a xlink:type="simple" xlink:href="http://www.edutecnica.it/informatica/funzionix/7.htm" text:style-name="ListLabel_20_3" text:visited-style-name="ListLabel_20_3"><text:span text:style-name="T4">Predisporre una struttura di dati per la gestione di un magazzino di prodotti. <text:line-break/>Tramite il programma deve essere possibile caricare la base di dati da tastiera e visualizzarla a video. <text:line-break/>Predisporre una funzione che ricevuta in ingresso la struttura stampi a video i dati della struttura che soddisfano determinati requisiti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8.htm" text:style-name="ListLabel_20_1" text:visited-style-name="ListLabel_20_1"><text:span text:style-name="T3">Esercizio no.8 </text:span></text:a><text:a xlink:type="simple" xlink:href="http://www.edutecnica.it/informatica/funzionix/8.htm" text:style-name="ListLabel_20_2" text:visited-style-name="ListLabel_20_2"><text:span text:style-name="T2"><text:line-break/></text:span></text:a><text:a xlink:type="simple" xlink:href="http://www.edutecnica.it/informatica/funzionix/8.htm" text:style-name="ListLabel_20_3" text:visited-style-name="ListLabel_20_3"><text:span text:style-name="T4">Scrivi un programma per ridurre ai minimi termini una frazione. <text:line-break/>Numeratore e denominatore devono essere passati per indirizzo ad una funzione che li modificherà, la funzione deve restituire il numeratore e il denominatore che descrivono la frazione ridotta ai minimi termini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9.htm" text:style-name="ListLabel_20_1" text:visited-style-name="ListLabel_20_1"><text:span text:style-name="T3">Esercizio no.9 </text:span></text:a><text:a xlink:type="simple" xlink:href="http://www.edutecnica.it/informatica/funzionix/9.htm" text:style-name="ListLabel_20_2" text:visited-style-name="ListLabel_20_2"><text:span text:style-name="T2"><text:line-break/></text:span></text:a><text:a xlink:type="simple" xlink:href="http://www.edutecnica.it/informatica/funzionix/9.htm" text:style-name="ListLabel_20_3" text:visited-style-name="ListLabel_20_3"><text:span text:style-name="T4">Scrivi un programma che acquisisca un numero intero da tastiera, lo passi ad una funzione che dovrà ritornarlo al programma chiamante sotto forma di un vettore ad 8 posizioni rappresentativo del numero binario corrispondente all'intero ricevuto (conversione decimale-binario) e poi dovrà stamparlo .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10.htm" text:style-name="ListLabel_20_1" text:visited-style-name="ListLabel_20_1"><text:span text:style-name="T3">Esercizio no.10 </text:span></text:a><text:a xlink:type="simple" xlink:href="http://www.edutecnica.it/informatica/funzionix/10.htm" text:style-name="ListLabel_20_2" text:visited-style-name="ListLabel_20_2"><text:span text:style-name="T2"><text:line-break/></text:span></text:a><text:a xlink:type="simple" xlink:href="http://www.edutecnica.it/informatica/funzionix/10.htm" text:style-name="ListLabel_20_3" text:visited-style-name="ListLabel_20_3"><text:span text:style-name="T4">Scrivi un programma di battaglia navale che si svolga fra un giocatore e il PC che si svolga su una matrice di 10x10 celle e che preveda per ciascuna parte l'utilizzo della seguente flotta:<text:line-break/>1 nave da 4 celle<text:line-break/>2 navi da 3 celle<text:line-break/>2 navi da 2 celle<text:line-break/>1 nave da 1 cella  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a xlink:type="simple" xlink:href="http://www.edutecnica.it/informatica/funzionix/11.htm" text:style-name="ListLabel_20_1" text:visited-style-name="ListLabel_20_1"><text:span text:style-name="T3">Esercizio no.11 </text:span></text:a><text:a xlink:type="simple" xlink:href="http://www.edutecnica.it/informatica/funzionix/11.htm" text:style-name="ListLabel_20_2" text:visited-style-name="ListLabel_20_2"><text:span text:style-name="T2"><text:line-break/></text:span></text:a><text:a xlink:type="simple" xlink:href="http://www.edutecnica.it/informatica/funzionix/11.htm" text:style-name="ListLabel_20_3" text:visited-style-name="ListLabel_20_3"><text:span text:style-name="T4">Scrivere un programma che inserito un numero intero, scriva a schermo se il numero è primo o no. Nel caso il numero non sia primo il programma deve stampare la sua fattorizzazione. Ad esempio 12=2*2*.  </text:span></text:a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945in" fo:margin-bottom="0.1945in" loext:contextual-spacing="false" fo:hyphenation-ladder-count="no-limit" style:vertical-align="auto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 fo:hyphenate="true" fo:hyphenation-remain-char-count="2" fo:hyphenation-push-char-count="2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itolo_20_2_20_Carattere" style:display-name="Titolo 2 Carattere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t" style:family="text" style:parent-style-name="Default_20_Paragraph_20_Font"/>
    <style:style style:name="x" style:family="text" style:parent-style-name="Default_20_Paragraph_20_Font"/>
    <style:style style:name="ListLabel_20_1" style:display-name="ListLabel 1" style:family="text">
      <style:text-properties fo:color="#445544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445544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color="#000000" style:font-name="Georgia" fo:font-family="Georgia" style:font-family-generic="roman" style:font-pitch="variable" fo:font-size="11pt" style:font-name-asian="Georgia1" style:font-family-asian="Georgia" style:font-family-generic-asian="system" style:font-pitch-asian="variable" style:font-size-asian="11pt" style:font-name-complex="Georgia1" style:font-family-complex="Georgia" style:font-family-generic-complex="system" style:font-pitch-complex="variable" style:font-size-complex="11pt"/>
    </style:style>
    <style:style style:name="ListLabel_20_4" style:display-name="ListLabel 4" style:family="text">
      <style:text-properties fo:color="#000000" style:text-position="super 58%" style:font-name="Georgia" fo:font-family="Georgia" style:font-family-generic="roman" style:font-pitch="variable" fo:font-size="7.5pt" style:font-name-asian="Georgia1" style:font-family-asian="Georgia" style:font-family-generic-asian="system" style:font-pitch-asian="variable" style:font-size-asian="7.5pt" style:font-name-complex="Georgia1" style:font-family-complex="Georgia" style:font-family-generic-complex="system" style:font-pitch-complex="variable" style:font-size-complex="7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8:29:00</meta:creation-date>
    <meta:initial-creator>paola pirro</meta:initial-creator>
    <meta:document-statistic meta:table-count="1" meta:image-count="0" meta:object-count="0" meta:page-count="1" meta:paragraph-count="12" meta:word-count="505" meta:character-count="3177" meta:non-whitespace-character-count="2658"/>
    <meta:generator>LibreOfficeDev/6.0.5.2$Linux_X86_64 LibreOffice_project/</meta:generator>
  </office:meta>
</office:document-meta>
</file>